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0000000320F3CC6FA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681in" table:align="margins" style:writing-mode="lr-tb"/>
    </style:style>
    <style:style style:name="Table1.A" style:family="table-column">
      <style:table-column-properties style:column-width="1.3694in" style:rel-column-width="14318*"/>
    </style:style>
    <style:style style:name="Table1.B" style:family="table-column">
      <style:table-column-properties style:column-width="0.9701in" style:rel-column-width="10143*"/>
    </style:style>
    <style:style style:name="Table1.C" style:family="table-column">
      <style:table-column-properties style:column-width="3.9285in" style:rel-column-width="41074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2681in" table:align="margins" style:writing-mode="lr-tb"/>
    </style:style>
    <style:style style:name="Table2.A" style:family="table-column">
      <style:table-column-properties style:column-width="0.4792in" style:rel-column-width="5009*"/>
    </style:style>
    <style:style style:name="Table2.B" style:family="table-column">
      <style:table-column-properties style:column-width="5.7889in" style:rel-column-width="60526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2681in" table:align="margins" style:writing-mode="lr-tb"/>
    </style:style>
    <style:style style:name="Table3.A" style:family="table-column">
      <style:table-column-properties style:column-width="0.4792in" style:rel-column-width="5009*"/>
    </style:style>
    <style:style style:name="Table3.B" style:family="table-column">
      <style:table-column-properties style:column-width="5.7889in" style:rel-column-width="60526*"/>
    </style:style>
    <style:style style:name="Table3.A1" style:family="table-cell">
      <style:table-cell-properties fo:padding="0.0382in" fo:border="none"/>
    </style:style>
    <style:style style:name="P1" style:family="paragraph" style:parent-style-name="Header">
      <style:paragraph-properties fo:margin-left="1in" fo:margin-right="0in" fo:text-indent="0in" style:auto-text-indent="false"/>
      <style:text-properties style:font-name="Arial" fo:language="zxx" fo:country="none" style:language-asian="zxx" style:country-asian="none" style:font-name-complex="Arial"/>
    </style:style>
    <style:style style:name="P2" style:family="paragraph" style:parent-style-name="Header">
      <style:text-properties style:font-name="Arial" fo:language="zxx" fo:country="none" style:language-asian="zxx" style:country-asian="none" style:font-name-complex="Arial"/>
    </style:style>
    <style:style style:name="P3" style:family="paragraph" style:parent-style-name="Standard">
      <style:paragraph-properties fo:margin-top="0in" fo:margin-bottom="0in" fo:line-height="180%" fo:text-align="center" style:justify-single-word="false"/>
      <style:text-properties fo:text-transform="uppercase" style:font-name="Arial" fo:font-size="14pt" fo:language="id" fo:country="ID" fo:font-weight="bold" style:font-size-asian="14pt" style:font-weight-asian="bold" style:font-name-complex="Arial" style:font-size-complex="14pt"/>
    </style:style>
    <style:style style:name="P4" style:family="paragraph" style:parent-style-name="Standard">
      <style:paragraph-properties fo:margin-top="0in" fo:margin-bottom="0in" fo:line-height="180%">
        <style:tab-stops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  <style:text-properties style:font-name="Arial" style:font-name-complex="Arial"/>
    </style:style>
    <style:style style:name="P5" style:family="paragraph" style:parent-style-name="Standard">
      <style:paragraph-properties fo:margin-left="0.4925in" fo:margin-right="0in" fo:margin-top="0in" fo:margin-bottom="0in" fo:line-height="180%" fo:text-indent="0in" style:auto-text-indent="false">
        <style:tab-stops>
          <style:tab-stop style:position="2.2646in"/>
          <style:tab-stop style:position="3.5437in"/>
        </style:tab-stops>
      </style:paragraph-properties>
    </style:style>
    <style:style style:name="P6" style:family="paragraph" style:parent-style-name="Standard">
      <style:paragraph-properties fo:margin-left="0.4925in" fo:margin-right="0in" fo:margin-top="0in" fo:margin-bottom="0in" fo:line-height="180%" fo:text-indent="0in" style:auto-text-indent="false">
        <style:tab-stops>
          <style:tab-stop style:position="1.8752in"/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.4925in" fo:margin-right="0in" fo:margin-top="0in" fo:margin-bottom="0in" fo:line-height="180%" fo:text-indent="0in" style:auto-text-indent="false">
        <style:tab-stops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0.5in" fo:margin-right="0in" fo:margin-top="0in" fo:margin-bottom="0in" fo:line-height="180%" fo:text-indent="0in" style:auto-text-indent="false">
        <style:tab-stops>
          <style:tab-stop style:position="2.25in"/>
          <style:tab-stop style:position="2.3752in"/>
          <style:tab-stop style:position="5.5in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.5in" fo:margin-right="0in" fo:margin-top="0in" fo:margin-bottom="0in" fo:line-height="180%" fo:text-indent="0in" style:auto-text-indent="false"/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10" style:family="paragraph" style:parent-style-name="Standard">
      <style:paragraph-properties fo:margin-left="0.5in" fo:margin-right="0in" fo:margin-top="0in" fo:margin-bottom="0in" fo:line-height="180%" fo:text-align="center" style:justify-single-word="false" fo:text-indent="0in" style:auto-text-indent="false"/>
      <style:text-properties fo:text-transform="uppercase" style:font-name="Arial" fo:language="id" fo:country="ID" style:text-underline-style="solid" style:text-underline-width="auto" style:text-underline-color="font-color" fo:font-weight="bold" style:font-weight-asian="bold" style:font-name-complex="Arial"/>
    </style:style>
    <style:style style:name="P11" style:family="paragraph" style:parent-style-name="Standard">
      <style:paragraph-properties fo:margin-left="0.5in" fo:margin-right="0in" fo:margin-top="0in" fo:margin-bottom="0in" fo:line-height="180%" fo:text-indent="0in" style:auto-text-indent="false">
        <style:tab-stops>
          <style:tab-stop style:position="2.25in"/>
          <style:tab-stop style:position="2.3752in"/>
          <style:tab-stop style:position="5.5in" style:leader-style="dotted" style:leader-text="."/>
        </style:tab-stops>
      </style:paragraph-properties>
      <style:text-properties style:font-name="Arial" fo:language="id" fo:country="ID" style:font-name-complex="Arial"/>
    </style:style>
    <style:style style:name="P12" style:family="paragraph" style:parent-style-name="Table_20_Contents">
      <style:text-properties style:font-name="Arial"/>
    </style:style>
    <style:style style:name="P13" style:family="paragraph" style:parent-style-name="Table_20_Contents">
      <style:paragraph-properties fo:text-align="end" style:justify-single-word="false"/>
      <style:text-properties style:font-name="Arial"/>
    </style:style>
    <style:style style:name="P14" style:family="paragraph" style:parent-style-name="Standard">
      <style:paragraph-properties fo:margin-left="3.5in" fo:margin-right="0in" fo:margin-top="0in" fo:margin-bottom="0in" fo:line-height="180%" fo:text-align="center" style:justify-single-word="false" fo:text-indent="0in" style:auto-text-indent="false">
        <style:tab-stops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  <style:text-properties style:font-name="Arial" style:font-name-complex="Arial"/>
    </style:style>
    <style:style style:name="P15" style:family="paragraph" style:parent-style-name="Standard">
      <style:paragraph-properties fo:margin-left="3.5in" fo:margin-right="0in" fo:margin-top="0in" fo:margin-bottom="0in" fo:line-height="180%" fo:text-align="center" style:justify-single-word="false" fo:text-indent="0in" style:auto-text-indent="false">
        <style:tab-stops>
          <style:tab-stop style:position="2.2646in"/>
          <style:tab-stop style:position="2.3626in"/>
          <style:tab-stop style:position="5.5126in" style:leader-style="dotted" style:leader-text="."/>
        </style:tab-stops>
      </style:paragraph-properties>
      <style:text-properties style:font-name="Arial" fo:language="id" fo:country="ID" style:font-name-complex="Arial"/>
    </style:style>
    <style:style style:name="P16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7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18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0.5pt" style:font-size-asian="10.5pt" style:font-name-complex="Arial" style:font-size-complex="10.5pt"/>
    </style:style>
    <style:style style:name="P19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color="#0000cc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20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font-size="8pt" style:font-size-asian="8pt" style:font-size-complex="8pt"/>
    </style:style>
    <style:style style:name="P21" style:family="paragraph" style:parent-style-name="Header" style:master-page-name="Standard">
      <style:paragraph-properties fo:line-height="180%" fo:text-align="center" style:justify-single-word="false" style:page-number="auto"/>
      <style:text-properties style:font-name="Arial" fo:language="zxx" fo:country="none" style:language-asian="zxx" style:country-asian="none" style:font-name-complex="Arial"/>
    </style:style>
    <style:style style:name="P22" style:family="paragraph">
      <style:paragraph-properties fo:text-align="center" style:writing-mode="lr-tb"/>
    </style:style>
    <style:style style:name="T1" style:family="text">
      <style:text-properties style:font-name-asian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fo:language="en" fo:country="US" style:font-name-complex="Arial"/>
    </style:style>
    <style:style style:name="T5" style:family="text">
      <style:text-properties style:font-name="Arial" fo:language="id" fo:country="ID" style:font-name-complex="Arial"/>
    </style:style>
    <style:style style:name="T6" style:family="text">
      <style:text-properties style:font-name="Arial" fo:language="id" fo:country="ID" style:font-name-asian="Arial" style:font-name-complex="Arial"/>
    </style:style>
    <style:style style:name="T7" style:family="text">
      <style:text-properties fo:language="id" fo:country="ID"/>
    </style:style>
    <style:style style:name="T8" style:family="text">
      <style:text-properties fo:language="id" fo:country="ID" style:font-name-asian="Ari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name-asian="Arial" style:font-weight-asian="bold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1.5772in, 7.2791in, 4.1591in, 4.627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7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3">Tanda<text:span text:style-name="T1"> </text:span>Terima<text:span text:style-name="T1"> </text:span>Pengajuan<text:span text:style-name="T1"> </text:span>Revisi<text:span text:style-name="T1"> </text:span>Anggaran</text:p>
      <text:p text:style-name="P5"><text:span text:style-name="T5">No.</text:span><text:span text:style-name="T6"> </text:span><text:span text:style-name="T5">Surat</text:span><text:span text:style-name="T6"> </text:span><text:span text:style-name="T5">Usulan</text:span><text:span text:style-name="T6"> </text:span><text:span text:style-name="T5"><text:tab/>: {var1}<text:tab/></text:span><text:span text:style-name="T6"> Pengajuan : {var11}</text:span></text:p>
      <text:p text:style-name="P5"><text:span text:style-name="T5">No.</text:span><text:span text:style-name="T6"> </text:span><text:span text:style-name="T5">Tiket<text:tab/>: {var2}<text:tab/>Penyelesaian </text:span><text:span text:style-name="T6">: {var12}</text:span></text:p>
      <text:p text:style-name="P10">KementErian/lembaga</text:p>
      <text:p text:style-name="P8"><text:span text:style-name="T5">Kode</text:span><text:span text:style-name="T6"> </text:span><text:span text:style-name="T5">-</text:span><text:span text:style-name="T6"> </text:span><text:span text:style-name="T5">Nama</text:span><text:span text:style-name="T6"> </text:span><text:span text:style-name="T5">K/L<text:tab/>:<text:tab/>{var3}</text:span></text:p>
      <text:p text:style-name="P8"><text:span text:style-name="T5">Nama</text:span><text:span text:style-name="T6"> </text:span><text:span text:style-name="T5">-</text:span><text:span text:style-name="T6"> </text:span><text:span text:style-name="T5">Eselon</text:span><text:span text:style-name="T6"> </text:span><text:span text:style-name="T5">1<text:tab/>:<text:tab/>{var4}</text:span></text:p>
      <text:p text:style-name="P9">Identitas<text:span text:style-name="T1"> </text:span>Petugas</text:p>
      <text:p text:style-name="P11">NIP<text:tab/>:<text:span text:style-name="T1"> <text:s/>{var5}</text:span></text:p>
      <text:p text:style-name="P8"><text:span text:style-name="T5">Nama</text:span><text:span text:style-name="T6"> </text:span><text:span text:style-name="T5">Petugas<text:tab/>:</text:span><text:span text:style-name="T2"><text:tab/></text:span><text:span text:style-name="T5">{var6}</text:span></text:p>
      <text:p text:style-name="P6"><text:span text:style-name="T5">Jabatan</text:span><text:span text:style-name="T6"> </text:span><text:span text:style-name="T5">Petugas<text:tab/><text:tab/></text:span><text:span text:style-name="T2">:<text:tab/></text:span><text:span text:style-name="T5">{var7}</text:span></text:p>
      <text:p text:style-name="P7"><text:span text:style-name="T5">No.</text:span><text:span text:style-name="T6"> </text:span><text:span text:style-name="T5">Hp<text:tab/></text:span><text:span text:style-name="T2">:<text:tab/></text:span><text:span text:style-name="T5">{var8}</text:span></text:p>
      <text:p text:style-name="P7"><text:span text:style-name="T5">No.</text:span><text:span text:style-name="T6"> </text:span><text:span text:style-name="T5">Kantor<text:tab/></text:span><text:span text:style-name="T2">:<text:tab/></text:span><text:span text:style-name="T5">{var9}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<text:s text:c="11"/>E-mail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2">{var10}</text:p>
          </table:table-cell>
        </table:table-row>
      </table:table>
      <text:p text:style-name="Horizontal_20_Line"/>
      <text:p text:style-name="P4">Kelengkapan Dokume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4">{var13}</text:p>
          </table:table-cell>
        </table:table-row>
      </table:table>
      <text:p text:style-name="P4">Catatan petugas C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4">{var14}</text:p>
          </table:table-cell>
        </table:table-row>
      </table:table>
      <text:p text:style-name="P15"/>
      <text:p text:style-name="P14"><text:span text:style-name="T7">Jakarta,</text:span><text:span text:style-name="T8"> {var11}</text:span></text:p>
      <text:p text:style-name="P14"/>
      <text:p text:style-name="P14">{var15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D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ID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Georgia" fo:font-size="11pt" fo:language="en" fo:country="US" style:font-name-asian="Georgia" style:font-size-asian="11pt" style:font-name-complex="Georgi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No_20_Spacing" style:display-name="No Spacing" style:family="paragraph">
      <style:paragraph-properties fo:orphans="2" fo:widows="2"/>
      <style:text-properties style:use-window-font-color="true" style:font-name="Georgia" fo:font-size="11pt" fo:language="en" fo:country="US" style:font-name-asian="Times New Roman" style:font-size-asian="11pt" style:font-name-complex="Georgia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fo:font-size="10pt" style:font-name-asian="Times New Roman" style:font-size-asian="10pt" style:font-size-complex="10pt"/>
    </style:style>
    <style:style style:name="BAB" style:family="paragraph" style:parent-style-name="Standard">
      <style:paragraph-properties fo:line-height="20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SUBBAB" style:family="paragraph" style:parent-style-name="Standard">
      <style:paragraph-properties fo:line-height="2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SUBSUBBAB" style:family="paragraph" style:parent-style-name="List_20_Paragraph" style:list-style-name="WW8Num4">
      <style:paragraph-properties fo:line-height="2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GBR" style:family="paragraph" style:parent-style-name="List_20_Paragraph">
      <style:paragraph-properties fo:margin-left="0.25in" fo:margin-right="0in" fo:margin-top="0in" fo:margin-bottom="0in" fo:line-height="200%" fo:text-indent="0.5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ABL" style:family="paragraph" style:parent-style-name="Standard">
      <style:paragraph-properties fo:margin-left="0.4925in" fo:margin-right="0in" fo:line-height="100%" fo:text-align="center" style:justify-single-word="false" fo:text-indent="0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GL" style:family="paragraph" style:parent-style-name="TABL"/>
    <style:style style:name="s43" style:family="paragraph" style:parent-style-name="Standard">
      <style:paragraph-properties fo:margin-top="0in" fo:margin-bottom="0in" fo:line-height="2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judul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Header" style:family="paragraph" style:parent-style-name="Standard" style:class="extra">
      <style:paragraph-properties fo:margin-top="0in" fo:margin-bottom="0in" fo:line-height="100%"/>
      <style:text-properties style:font-name="Calibri" fo:font-size="10pt" fo:language="zxx" fo:country="none" style:font-name-asian="Times New Roman" style:font-size-asian="10pt" style:font-name-complex="Calibri" style:font-size-complex="10pt"/>
    </style:style>
    <style:style style:name="Footer" style:family="paragraph" style:parent-style-name="Standard" style:class="extra">
      <style:paragraph-properties fo:margin-top="0in" fo:margin-bottom="0in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WW8Num4z2" style:family="text">
      <style:text-properties fo:font-variant="normal" fo:text-transform="none" fo:color="#000000" style:text-outline="false" style:text-line-through-style="none" style:text-position="0% 100%" style:font-name="Times New Roman" fo:letter-spacing="normal" fo:font-style="normal" fo:text-shadow="none" style:text-underline-style="none" fo:font-weight="normal" style:letter-kerning="true" style:font-style-asian="normal" style:font-weight-asian="normal" style:font-name-complex="Times New Roman" style:font-size-complex="0pt" style:font-style-complex="normal" style:font-weight-complex="normal" style:text-emphasize="none" style:text-scale="100%" text:display="tru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_20_Char" style:display-name="Heading 2 Char" style:family="tex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size="13pt" fo:language="en" fo:country="US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_20_Paragraph_20_Char" style:display-name="List Paragraph Char" style:family="text">
      <style:text-properties style:font-name="Georgia" fo:language="en" fo:country="US" style:font-name-asian="Times New Roman" style:font-name-complex="Times New Roman"/>
    </style:style>
    <style:style style:name="BAB_20_Char" style:display-name="BAB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SUBBAB_20_Char" style:display-name="SUBBAB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SUBSUBBAB_20_Char" style:display-name="SUBSUBBAB Char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GBR_20_Char" style:display-name="GBR Char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TABL_20_Char" style:display-name="TABL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TGL_20_Char" style:display-name="TGL Char" style:family="text" style:parent-style-name="TABL_20_Char"/>
    <style:style style:name="s43_20_Char" style:display-name="s43 Char" style:family="text">
      <style:text-properties style:font-name="Times New Roman" fo:font-size="12pt" fo:language="en" fo:country="US" fo:font-weight="bold" style:font-name-asian="Georgia" style:font-size-asian="12pt" style:font-weight-asian="bold" style:font-name-complex="Times New Roman" style:font-size-complex="12pt"/>
    </style:style>
    <style:style style:name="judul_20_Char" style:display-name="judul Char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/>
    </style:style>
    <style:style style:name="Header_20_Char" style:display-name="Header Char" style:family="text">
      <style:text-properties style:font-name="Calibri" fo:font-size="10pt" style:font-name-asian="Times New Roman" style:font-size-asian="10pt" style:font-name-complex="Times New Roman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er_20_Char" style:display-name="Footer Char" style:family="text">
      <style:text-properties style:font-name="Georgia" fo:language="en" fo:country="US" style:font-name-complex="Georgia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in" fo:margin-right="0in" fo:text-indent="0in" style:auto-text-indent="false"/>
      <style:text-properties style:font-name="Arial" fo:language="zxx" fo:country="none" style:language-asian="zxx" style:country-asian="none" style:font-name-complex="Arial"/>
    </style:style>
    <style:style style:name="MP2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MP3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MP4" style:family="paragraph" style:parent-style-name="Header">
      <style:paragraph-properties fo:margin-left="1in" fo:margin-right="0in" fo:text-align="center" style:justify-single-word="false" fo:text-indent="0in" style:auto-text-indent="false"/>
      <style:text-properties style:font-name="Arial" fo:font-size="10.5pt" style:font-size-asian="10.5pt" style:font-name-complex="Arial" style:font-size-complex="10.5pt"/>
    </style:style>
    <style:style style:name="MP5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font-size="8pt" style:font-size-asian="8pt" style:font-size-complex="8pt"/>
    </style:style>
    <style:style style:name="MP6" style:family="paragraph" style:parent-style-name="Header">
      <style:paragraph-properties fo:margin-left="1in" fo:margin-right="0in" fo:text-align="center" style:justify-single-word="false" fo:text-indent="0in" style:auto-text-indent="false"/>
      <style:text-properties fo:color="#0000cc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P7" style:family="paragraph" style:parent-style-name="Header">
      <style:text-properties style:font-name="Arial" fo:language="zxx" fo:country="none" style:language-asian="zxx" style:country-asian="none" style:font-name-complex="Arial"/>
    </style:style>
    <style:style style:name="MP8" style:family="paragraph">
      <style:paragraph-properties fo:text-align="center" style:writing-mode="lr-tb"/>
    </style:style>
    <style:style style:name="MT1" style:family="text">
      <style:text-properties style:font-name-asian="Arial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style:font-name-asian="Arial" style:font-weight-asian="bold"/>
    </style:style>
    <style:style style:name="MT4" style:family="text">
      <style:text-properties style:font-name="Arial" style:font-name-complex="Arial"/>
    </style:style>
    <style:style style:name="MT5" style:family="text">
      <style:text-properties style:font-name="Arial" style:font-name-asian="Arial" style:font-name-complex="Arial"/>
    </style:style>
    <style:style style:name="MT6" style:family="text">
      <style:text-properties style:font-name="Arial" fo:language="en" fo:country="US" style:font-name-complex="Arial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1.5772in, 7.2791in, 4.1591in, 4.6272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7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tart-line-spacing-horizontal="0in" draw:start-line-spacing-vertical="0in" draw:end-line-spacing-horizontal="0in" draw:end-line-spacing-vertical="0i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247" text:anchor-type="char" svg:x="0in" svg:y="0.0118in" svg:width="1.2752in" svg:height="1.1618in" draw:z-index="0"><draw:image xlink:href="Pictures/100002010000050000000320F3CC6FA0.png" xlink:type="simple" xlink:show="embed" xlink:actuate="onLoad"/></draw:frame></text:p>
        <text:p text:style-name="MP2">KEMENTERIAN<text:span text:style-name="MT1"> </text:span>KEUANGAN<text:span text:style-name="MT1"> </text:span>REPUBLIK<text:span text:style-name="MT1"> </text:span>INDONESIA</text:p>
        <text:p text:style-name="MP3">DIREKTORAT<text:span text:style-name="MT1"> </text:span>JENDERAL<text:span text:style-name="MT1"> </text:span>ANGGARAN</text:p>
        <text:p text:style-name="MP4"><text:span text:style-name="MT2">PUSAT</text:span><text:span text:style-name="MT3"> </text:span><text:span text:style-name="MT2">LAYANAN</text:span></text:p>
        <text:p text:style-name="MP5"><text:span text:style-name="MT4">Loby</text:span><text:span text:style-name="MT5"> </text:span><text:span text:style-name="MT4">Gedung</text:span><text:span text:style-name="MT5"> </text:span><text:span text:style-name="MT4">Sutikno</text:span><text:span text:style-name="MT5"> </text:span><text:span text:style-name="MT4">Slamet.</text:span><text:span text:style-name="MT5"> </text:span><text:span text:style-name="MT4">Jalan</text:span><text:span text:style-name="MT5"> </text:span><text:span text:style-name="MT4">Wahidin</text:span><text:span text:style-name="MT5"> </text:span><text:span text:style-name="MT4">No</text:span><text:span text:style-name="MT6">.</text:span><text:span text:style-name="MT5"> </text:span><text:span text:style-name="MT4">1,</text:span><text:span text:style-name="MT5"> </text:span><text:span text:style-name="MT4">Jakarta</text:span><text:span text:style-name="MT5"> </text:span><text:span text:style-name="MT4">Pusat</text:span></text:p>
        <text:p text:style-name="MP5"><text:span text:style-name="MT4">Telpon</text:span><text:span text:style-name="MT5"> </text:span><text:span text:style-name="MT4">(021)34832516;</text:span><text:span text:style-name="MT5"> </text:span><text:span text:style-name="MT4">Fax</text:span><text:span text:style-name="MT5"> </text:span><text:span text:style-name="MT4">(021)</text:span><text:span text:style-name="MT5"> </text:span><text:span text:style-name="MT4">34832515</text:span></text:p>
        <text:p text:style-name="MP6">pusatlayanan@anggaran.depkeu.go.id</text:p>
        <text:p text:style-name="MP7"><draw:connector text:anchor-type="char" draw:z-index="1" draw:style-name="Mgr1" draw:text-style-name="MP8" draw:type="line" svg:x1="0in" svg:y1="0.102in" svg:x2="6.2244in" svg:y2="0.1035in" svg:d="m0 259 15810 4"><text:p/></draw:connector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guz</meta:initial-creator>
    <meta:creation-date>2012-01-17T01:13:00</meta:creation-date>
    <dc:date>2012-01-31T07:33:33.96</dc:date>
    <meta:editing-cycles>14</meta:editing-cycles>
    <meta:editing-duration>PT26M57S</meta:editing-duration>
    <meta:generator>LibreOffice/3.4$Win32 LibreOffice_project/340m1$Build-402</meta:generator>
    <meta:document-statistic meta:table-count="3" meta:image-count="1" meta:object-count="0" meta:page-count="1" meta:paragraph-count="27" meta:word-count="92" meta:character-count="618" meta:non-whitespace-character-count="538"/>
    <meta:user-defined meta:name="Info 1"/>
    <meta:user-defined meta:name="Info 2"/>
    <meta:user-defined meta:name="Info 3"/>
    <meta:user-defined meta:name="Info 4"/>
  </office:meta>
</office:document-meta>
</file>